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306127" style:font-size-asian="11pt" style:font-name-complex="Liberation Sans1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288b9d" style:font-size-asian="11pt" style:font-name-complex="Liberation Sans1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01254" style:font-size-asian="11pt" style:font-name-complex="Liberation Sans1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0dba1" style:font-size-asian="11pt" style:font-name-complex="Liberation Sans1" style:font-size-complex="11pt"/>
    </style:style>
    <style:style style:name="P5" style:family="paragraph" style:parent-style-name="Standard">
      <style:text-properties fo:color="#000000" style:font-name="Liberation Sans1" fo:font-size="11pt" fo:font-weight="normal" officeooo:rsid="001bfc75" officeooo:paragraph-rsid="0022b2bb" style:font-size-asian="11pt" style:font-weight-asian="normal" style:font-name-complex="Liberation Sans1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2e7213" style:font-size-asian="11pt" style:font-weight-asian="normal" style:font-name-complex="Liberation Sans1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96cec" style:font-size-asian="11pt" style:font-weight-asian="normal" style:font-name-complex="Liberation Sans1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a187b" style:font-size-asian="11pt" style:font-weight-asian="normal" style:font-name-complex="Liberation Sans1" style:font-size-complex="11pt" style:font-weight-complex="normal"/>
    </style:style>
    <style:style style:name="P9" style:family="paragraph" style:parent-style-name="Standard">
      <style:text-properties fo:color="#000000" style:font-name="Liberation Sans1" fo:font-size="11pt" fo:font-weight="normal" officeooo:rsid="001bfc75" officeooo:paragraph-rsid="00396cec" style:font-size-asian="11pt" style:font-weight-asian="normal" style:font-name-complex="Liberation Sans1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Segoe UI" fo:font-size="10.5pt" officeooo:rsid="0013f95b" officeooo:paragraph-rsid="0014c589" style:font-size-asian="10.5pt" style:font-name-complex="Liberation Sans1" style:font-size-complex="10.5pt"/>
    </style:style>
    <style:style style:name="P11" style:family="paragraph" style:parent-style-name="Standard">
      <style:paragraph-properties fo:text-align="start" style:justify-single-word="false"/>
      <style:text-properties fo:color="#000000" style:font-name="Segoe UI" fo:font-size="10.5pt" officeooo:rsid="0017c8e2" officeooo:paragraph-rsid="0017c8e2" style:font-size-asian="10.5pt" style:font-name-complex="Liberation Sans1" style:font-size-complex="10.5pt"/>
    </style:style>
    <style:style style:name="P12" style:family="paragraph" style:parent-style-name="Standard">
      <style:paragraph-properties fo:text-align="justify" style:justify-single-word="false"/>
      <style:text-properties fo:color="#000000" style:font-name="Segoe UI" fo:font-size="10.5pt" officeooo:paragraph-rsid="0011b17f" style:font-size-asian="10.5pt" style:font-name-complex="Liberation Sans1" style:font-size-complex="10.5pt"/>
    </style:style>
    <style:style style:name="P13" style:family="paragraph" style:parent-style-name="Standard">
      <style:text-properties style:font-name="Segoe UI" fo:font-size="10.5pt" fo:font-weight="normal" officeooo:paragraph-rsid="0011b17f" style:font-size-asian="10.5pt" style:font-weight-asian="normal" style:font-name-complex="Liberation Sans1" style:font-size-complex="10.5pt" style:font-weight-complex="normal"/>
    </style:style>
    <style:style style:name="P14" style:family="paragraph" style:parent-style-name="Standard">
      <style:text-properties style:font-name="Segoe UI" fo:font-size="10.5pt" fo:font-weight="bold" officeooo:paragraph-rsid="0011b17f" style:font-size-asian="10.5pt" style:font-weight-asian="bold" style:font-name-complex="Liberation Sans1" style:font-size-complex="10.5pt" style:font-weight-complex="bold"/>
    </style:style>
    <style:style style:name="P15" style:family="paragraph" style:parent-style-name="Standard">
      <style:text-properties style:font-name="Segoe UI" fo:font-size="10.5pt" fo:font-weight="bold" officeooo:paragraph-rsid="0011b17f" style:font-size-asian="10.5pt" style:font-weight-asian="bold" style:font-name-complex="Liberation Serif1" style:font-size-complex="10.5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Segoe UI" fo:font-size="10.5pt" officeooo:paragraph-rsid="0011b17f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Segoe UI" fo:font-size="10.5pt" officeooo:rsid="003fc9fa" officeooo:paragraph-rsid="003fc9fa" style:font-size-asian="10.5pt" style:font-size-complex="10.5pt"/>
    </style:style>
    <style:style style:name="P18" style:family="paragraph" style:parent-style-name="Standard">
      <style:text-properties fo:color="#ef413d" style:font-name="Segoe UI" fo:font-size="10.5pt" fo:font-style="italic" fo:font-weight="bold" officeooo:rsid="002eac2f" officeooo:paragraph-rsid="00411889" style:font-size-asian="10.5pt" style:font-style-asian="italic" style:font-weight-asian="bold" style:font-name-complex="Liberation Sans1" style:font-size-complex="10.5pt" style:font-style-complex="italic" style:font-weight-complex="bold"/>
    </style:style>
    <style:style style:name="P19" style:family="paragraph" style:parent-style-name="Standard">
      <style:text-properties fo:color="#000000" style:font-name="Segoe UI" fo:font-size="10.5pt" officeooo:rsid="001bfc75" officeooo:paragraph-rsid="00216d0b" style:font-size-asian="10.5pt" style:font-name-complex="Liberation Sans1" style:font-size-complex="10.5pt"/>
    </style:style>
    <style:style style:name="P20" style:family="paragraph" style:parent-style-name="Standard">
      <style:text-properties fo:color="#000000" style:font-name="Segoe UI" fo:font-size="10.5pt" officeooo:rsid="001dc61e" officeooo:paragraph-rsid="00216d0b" style:font-size-asian="10.5pt" style:font-name-complex="Liberation Sans1" style:font-size-complex="10.5pt"/>
    </style:style>
    <style:style style:name="P21" style:family="paragraph" style:parent-style-name="Standard">
      <style:paragraph-properties fo:text-align="justify" style:justify-single-word="false"/>
      <style:text-properties fo:color="#000000" style:font-name="Segoe UI" fo:font-size="10.5pt" officeooo:rsid="00135442" officeooo:paragraph-rsid="0011b17f" style:font-size-asian="10.5pt" style:font-name-complex="Liberation Sans1" style:font-size-complex="10.5pt"/>
    </style:style>
    <style:style style:name="P22" style:family="paragraph" style:parent-style-name="Standard">
      <style:paragraph-properties fo:text-align="start" style:justify-single-word="false"/>
      <style:text-properties fo:color="#000000" style:font-name="Segoe UI" fo:font-size="10.5pt" officeooo:rsid="00160fb3" officeooo:paragraph-rsid="0014c589" style:font-size-asian="10.5pt" style:font-name-complex="Liberation Sans1" style:font-size-complex="10.5pt"/>
    </style:style>
    <style:style style:name="P23" style:family="paragraph" style:parent-style-name="Standard">
      <style:paragraph-properties fo:text-align="justify" style:justify-single-word="false"/>
      <style:text-properties fo:color="#000000" style:font-name="Segoe UI" fo:font-size="10.5pt" officeooo:paragraph-rsid="0011b17f" style:font-size-asian="10.5pt" style:font-name-complex="Liberation Sans1" style:font-size-complex="10.5pt"/>
    </style:style>
    <style:style style:name="P24" style:family="paragraph" style:parent-style-name="Standard">
      <style:paragraph-properties fo:text-align="start" style:justify-single-word="false"/>
      <style:text-properties fo:color="#000000" style:font-name="Segoe UI" fo:font-size="10.5pt" fo:font-weight="normal" officeooo:rsid="001bfc75" officeooo:paragraph-rsid="0017c8e2" style:font-size-asian="10.5pt" style:font-weight-asian="normal" style:font-name-complex="Liberation Sans1" style:font-size-complex="10.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2a12d2" style:font-size-asian="11pt" style:font-name-complex="Liberation Sans1" style:font-size-complex="11pt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a187b" style:font-size-asian="11pt" style:font-name-complex="Liberation Sans1" style:font-size-complex="11pt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ans1" fo:font-size="11pt" officeooo:rsid="0018f175" officeooo:paragraph-rsid="0018f175" style:font-size-asian="11pt" style:font-name-complex="Liberation Sans1" style:font-size-complex="11pt"/>
    </style:style>
    <style:style style:name="P28" style:family="paragraph" style:parent-style-name="Standard">
      <style:text-properties style:font-name="Segoe UI" fo:font-size="10.5pt" officeooo:paragraph-rsid="00216d0b" style:font-size-asian="10.5pt" style:font-size-complex="10.5pt"/>
    </style:style>
    <style:style style:name="P29" style:family="paragraph" style:parent-style-name="Standard">
      <style:text-properties style:font-name="Segoe UI" fo:font-size="10.5pt" officeooo:paragraph-rsid="0011b17f" style:font-size-asian="10.5pt" style:font-size-complex="10.5pt"/>
    </style:style>
    <style:style style:name="P30" style:family="paragraph" style:parent-style-name="Standard">
      <style:text-properties style:font-name="Liberation Sans1" fo:font-size="11pt" fo:font-weight="normal" officeooo:paragraph-rsid="00396cec" style:font-size-asian="11pt" style:font-weight-asian="normal" style:font-name-complex="Liberation Sans1" style:font-size-complex="11pt" style:font-weight-complex="normal"/>
    </style:style>
    <style:style style:name="P31" style:family="paragraph" style:parent-style-name="Standard">
      <style:text-properties fo:color="#ce181e" style:font-name="Segoe UI" fo:font-size="10.5pt" fo:font-weight="bold" officeooo:rsid="001bfc75" officeooo:paragraph-rsid="001f0b9a" style:font-size-asian="10.5pt" style:font-weight-asian="bold" style:font-name-complex="Liberation Sans1" style:font-size-complex="10.5pt" style:font-weight-complex="bold"/>
    </style:style>
    <style:style style:name="T1" style:family="text">
      <style:text-properties fo:color="#000000" style:font-name-complex="Liberation Sans1"/>
    </style:style>
    <style:style style:name="T2" style:family="text">
      <style:text-properties fo:color="#000000" officeooo:rsid="00135442" style:font-name-complex="Liberation Sans1"/>
    </style:style>
    <style:style style:name="T3" style:family="text">
      <style:text-properties fo:color="#000000" officeooo:rsid="00216d0b" style:font-name-complex="Liberation Sans1"/>
    </style:style>
    <style:style style:name="T4" style:family="text">
      <style:text-properties fo:color="#000000" fo:font-weight="normal" officeooo:rsid="001bfc75" style:font-weight-asian="normal" style:font-name-complex="Liberation Sans1" style:font-weight-complex="normal"/>
    </style:style>
    <style:style style:name="T5" style:family="text">
      <style:text-properties fo:color="#000000" fo:font-weight="normal" officeooo:rsid="001dc61e" style:font-weight-asian="normal" style:font-name-complex="Liberation Sans1" style:font-weight-complex="normal"/>
    </style:style>
    <style:style style:name="T6" style:family="text">
      <style:text-properties fo:color="#000000" fo:font-weight="normal" officeooo:rsid="001ec973" style:font-weight-asian="normal" style:font-name-complex="Liberation Sans1" style:font-weight-complex="normal"/>
    </style:style>
    <style:style style:name="T7" style:family="text">
      <style:text-properties fo:color="#000000" fo:font-weight="normal" officeooo:rsid="001f0b9a" style:font-weight-asian="normal" style:font-name-complex="Liberation Sans1" style:font-weight-complex="normal"/>
    </style:style>
    <style:style style:name="T8" style:family="text">
      <style:text-properties fo:color="#000000" fo:font-weight="normal" officeooo:rsid="001d5e21" style:font-weight-asian="normal" style:font-name-complex="Liberation Sans1" style:font-weight-complex="normal"/>
    </style:style>
    <style:style style:name="T9" style:family="text">
      <style:text-properties fo:color="#000000" fo:font-weight="normal" officeooo:rsid="00216d0b" style:font-weight-asian="normal" style:font-name-complex="Liberation Sans1" style:font-weight-complex="normal"/>
    </style:style>
    <style:style style:name="T10" style:family="text">
      <style:text-properties fo:color="#000000" style:font-name="Segoe UI" fo:font-size="12pt" style:text-underline-style="none" fo:font-weight="bold" officeooo:rsid="001ec973" style:font-size-asian="12pt" style:font-weight-asian="bold" style:font-size-complex="12pt" style:font-weight-complex="bold"/>
    </style:style>
    <style:style style:name="T11" style:family="text">
      <style:text-properties fo:color="#000000" style:font-name="Segoe UI" fo:font-size="12pt" style:text-underline-style="none" fo:font-weight="bold" officeooo:rsid="001dc61e" style:font-size-asian="12pt" style:font-weight-asian="bold" style:font-size-complex="12pt" style:font-weight-complex="bold"/>
    </style:style>
    <style:style style:name="T12" style:family="text">
      <style:text-properties fo:color="#000000" style:font-name="Segoe UI" fo:font-size="10.5pt" style:text-underline-style="none" style:font-size-asian="10.5pt" style:font-size-complex="10.5pt"/>
    </style:style>
    <style:style style:name="T13" style:family="text">
      <style:text-properties fo:color="#000000" style:font-name="Segoe UI" fo:font-size="10.5pt" style:text-underline-style="none" officeooo:rsid="001ec973" style:font-size-asian="10.5pt" style:font-size-complex="10.5pt"/>
    </style:style>
    <style:style style:name="T14" style:family="text">
      <style:text-properties fo:color="#000000" style:font-name="Segoe UI" fo:font-size="10.5pt" style:text-underline-style="none" officeooo:rsid="00396cec" style:font-size-asian="10.5pt" style:font-size-complex="10.5pt"/>
    </style:style>
    <style:style style:name="T15" style:family="text">
      <style:text-properties fo:color="#000000" style:font-name="Segoe UI" fo:font-size="10.5pt" style:text-underline-style="none" officeooo:rsid="00396cec" style:font-size-asian="10.5pt" style:font-size-complex="10.5pt" loext:padding="0cm" loext:border="none"/>
    </style:style>
    <style:style style:name="T16" style:family="text">
      <style:text-properties fo:color="#000000" style:font-name="Segoe UI" fo:font-size="10.5pt" style:text-underline-style="none" officeooo:rsid="001fcf6c" style:font-size-asian="10.5pt" style:font-size-complex="10.5pt" loext:padding="0cm" loext:border="none"/>
    </style:style>
    <style:style style:name="T17" style:family="text">
      <style:text-properties fo:color="#000000" style:font-name="Segoe UI" fo:font-size="10.5pt" style:text-underline-style="none" officeooo:rsid="001dc61e" style:font-size-asian="10.5pt" style:font-size-complex="10.5pt"/>
    </style:style>
    <style:style style:name="T18" style:family="text">
      <style:text-properties fo:color="#000000" style:font-name="Segoe UI" fo:font-size="10.5pt" style:text-underline-style="none" officeooo:rsid="001f0b9a" style:font-size-asian="10.5pt" style:font-size-complex="10.5pt"/>
    </style:style>
    <style:style style:name="T19" style:family="text">
      <style:text-properties fo:color="#000000" style:font-name="Segoe UI" fo:font-size="10.5pt" style:text-underline-style="none" officeooo:rsid="001d5e21" style:font-size-asian="10.5pt" style:font-size-complex="10.5pt"/>
    </style:style>
    <style:style style:name="T20" style:family="text">
      <style:text-properties fo:color="#000000" style:font-name="Segoe UI" fo:font-size="10.5pt" style:text-underline-style="none" officeooo:rsid="0024f3f0" style:font-size-asian="10.5pt" style:font-size-complex="10.5pt"/>
    </style:style>
    <style:style style:name="T21" style:family="text">
      <style:text-properties fo:color="#000000" style:font-name="Segoe UI" fo:font-size="10.5pt" style:text-underline-style="none" officeooo:rsid="002a12d2" style:font-size-asian="10.5pt" style:font-size-complex="10.5pt"/>
    </style:style>
    <style:style style:name="T22" style:family="text">
      <style:text-properties fo:color="#000000" style:font-name="Segoe UI" fo:font-size="10.5pt" style:text-underline-style="none" officeooo:rsid="002b205f" style:font-size-asian="10.5pt" style:font-size-complex="10.5pt"/>
    </style:style>
    <style:style style:name="T23" style:family="text">
      <style:text-properties fo:color="#000000" style:font-name="Segoe UI" fo:font-size="10.5pt" style:text-underline-style="none" officeooo:rsid="002c6293" style:font-size-asian="10.5pt" style:font-size-complex="10.5pt"/>
    </style:style>
    <style:style style:name="T24" style:family="text">
      <style:text-properties fo:color="#000000" style:font-name="Segoe UI" fo:font-size="10.5pt" style:text-underline-style="none" officeooo:rsid="002d5a81" style:font-size-asian="10.5pt" style:font-size-complex="10.5pt"/>
    </style:style>
    <style:style style:name="T25" style:family="text">
      <style:text-properties fo:color="#000000" style:font-name="Segoe UI" fo:font-size="10.5pt" style:text-underline-style="none" officeooo:rsid="002e7213" style:font-size-asian="10.5pt" style:font-size-complex="10.5pt"/>
    </style:style>
    <style:style style:name="T26" style:family="text">
      <style:text-properties fo:color="#000000" style:font-name="Segoe UI" fo:font-size="10.5pt" style:text-underline-style="none" officeooo:rsid="003217e3" style:font-size-asian="10.5pt" style:font-size-complex="10.5pt"/>
    </style:style>
    <style:style style:name="T27" style:family="text">
      <style:text-properties fo:color="#000000" style:font-name="Segoe UI" fo:font-size="10.5pt" style:text-underline-style="none" officeooo:rsid="0030dba1" style:font-size-asian="10.5pt" style:font-size-complex="10.5pt"/>
    </style:style>
    <style:style style:name="T28" style:family="text">
      <style:text-properties fo:color="#000000" style:font-name="Segoe UI" fo:font-size="10.5pt" style:text-underline-style="none" officeooo:rsid="0033c870" style:font-size-asian="10.5pt" style:font-size-complex="10.5pt"/>
    </style:style>
    <style:style style:name="T29" style:family="text">
      <style:text-properties fo:color="#000000" style:font-name="Segoe UI" fo:font-size="10.5pt" style:text-underline-style="none" officeooo:rsid="0035a5d6" style:font-size-asian="10.5pt" style:font-size-complex="10.5pt"/>
    </style:style>
    <style:style style:name="T30" style:family="text">
      <style:text-properties fo:color="#000000" style:font-name="Segoe UI" fo:font-size="10.5pt" style:text-underline-style="none" officeooo:rsid="0018f175" style:font-size-asian="10.5pt" style:font-size-complex="10.5pt"/>
    </style:style>
    <style:style style:name="T31" style:family="text">
      <style:text-properties fo:color="#000000" style:font-name="Segoe UI" fo:font-size="10.5pt" style:text-underline-style="none" officeooo:rsid="001bfc75" style:font-size-asian="10.5pt" style:font-size-complex="10.5pt"/>
    </style:style>
    <style:style style:name="T32" style:family="text">
      <style:text-properties fo:color="#000000" style:font-name="Segoe UI" fo:font-size="10.5pt" style:text-underline-style="none" fo:font-weight="normal" style:font-size-asian="10.5pt" style:font-weight-asian="normal" style:font-size-complex="10.5pt" style:font-weight-complex="normal"/>
    </style:style>
    <style:style style:name="T33" style:family="text">
      <style:text-properties fo:color="#000000" style:font-name="Segoe UI" fo:font-size="10.5pt" style:text-underline-style="none" fo:font-weight="normal" officeooo:rsid="001ec973" style:font-size-asian="10.5pt" style:font-weight-asian="normal" style:font-size-complex="10.5pt" style:font-weight-complex="normal"/>
    </style:style>
    <style:style style:name="T34" style:family="text">
      <style:text-properties fo:color="#000000" style:font-name="Segoe UI" fo:font-size="10.5pt" style:text-underline-style="none" fo:font-weight="normal" officeooo:rsid="001dc61e" style:font-size-asian="10.5pt" style:font-weight-asian="normal" style:font-size-complex="10.5pt" style:font-weight-complex="normal"/>
    </style:style>
    <style:style style:name="T35" style:family="text">
      <style:text-properties fo:color="#000000" style:font-name="Segoe UI" fo:font-size="10.5pt" style:text-underline-style="none" fo:font-weight="normal" officeooo:rsid="001f0b9a" style:font-size-asian="10.5pt" style:font-weight-asian="normal" style:font-size-complex="10.5pt" style:font-weight-complex="normal"/>
    </style:style>
    <style:style style:name="T36" style:family="text">
      <style:text-properties fo:color="#000000" style:font-name="Segoe UI" fo:font-size="10.5pt" style:text-underline-style="none" fo:font-weight="normal" officeooo:rsid="002317d8" style:font-size-asian="10.5pt" style:font-weight-asian="normal" style:font-size-complex="10.5pt" style:font-weight-complex="normal"/>
    </style:style>
    <style:style style:name="T37" style:family="text">
      <style:text-properties fo:color="#000000" style:font-name="Segoe UI" fo:font-size="10.5pt" style:text-underline-style="none" fo:font-weight="normal" officeooo:rsid="001d5e21" style:font-size-asian="10.5pt" style:font-weight-asian="normal" style:font-size-complex="10.5pt" style:font-weight-complex="normal"/>
    </style:style>
    <style:style style:name="T38" style:family="text">
      <style:text-properties fo:color="#000000" style:font-name="Segoe UI" fo:font-size="10.5pt" style:text-underline-style="none" fo:font-weight="normal" officeooo:rsid="0024f3f0" style:font-size-asian="10.5pt" style:font-weight-asian="normal" style:font-size-complex="10.5pt" style:font-weight-complex="normal"/>
    </style:style>
    <style:style style:name="T39" style:family="text">
      <style:text-properties fo:color="#000000" style:font-name="Segoe UI" fo:font-size="10.5pt" style:text-underline-style="none" fo:font-weight="normal" officeooo:rsid="002749a2" style:font-size-asian="10.5pt" style:font-weight-asian="normal" style:font-size-complex="10.5pt" style:font-weight-complex="normal"/>
    </style:style>
    <style:style style:name="T40" style:family="text">
      <style:text-properties fo:color="#000000" style:font-name="Segoe UI" fo:font-size="10.5pt" style:text-underline-style="none" fo:font-weight="normal" officeooo:rsid="00288b9d" style:font-size-asian="10.5pt" style:font-weight-asian="normal" style:font-size-complex="10.5pt" style:font-weight-complex="normal"/>
    </style:style>
    <style:style style:name="T41" style:family="text">
      <style:text-properties fo:color="#000000" style:font-name="Segoe UI" fo:font-size="10.5pt" style:text-underline-style="none" fo:font-weight="normal" officeooo:rsid="00301254" style:font-size-asian="10.5pt" style:font-weight-asian="normal" style:font-size-complex="10.5pt" style:font-weight-complex="normal"/>
    </style:style>
    <style:style style:name="T42" style:family="text">
      <style:text-properties fo:color="#000000" style:font-name="Segoe UI" fo:font-size="10.5pt" style:text-underline-style="none" fo:font-weight="normal" officeooo:rsid="002a12d2" style:font-size-asian="10.5pt" style:font-weight-asian="normal" style:font-size-complex="10.5pt" style:font-weight-complex="normal"/>
    </style:style>
    <style:style style:name="T43" style:family="text">
      <style:text-properties fo:color="#000000" style:font-name="Segoe UI" fo:font-size="10.5pt" style:text-underline-style="none" fo:font-weight="normal" officeooo:rsid="00160fb3" style:font-size-asian="10.5pt" style:font-weight-asian="normal" style:font-size-complex="10.5pt" style:font-weight-complex="normal"/>
    </style:style>
    <style:style style:name="T44" style:family="text">
      <style:text-properties fo:color="#000000" style:font-name="Segoe UI" fo:font-size="10.5pt" style:text-underline-style="none" fo:font-weight="normal" officeooo:rsid="00306127" style:font-size-asian="10.5pt" style:font-weight-asian="normal" style:font-size-complex="10.5pt" style:font-weight-complex="normal"/>
    </style:style>
    <style:style style:name="T45" style:family="text">
      <style:text-properties fo:color="#000000" style:font-name="Segoe UI" fo:font-size="10.5pt" style:text-underline-style="none" fo:font-weight="normal" officeooo:rsid="0030dba1" style:font-size-asian="10.5pt" style:font-weight-asian="normal" style:font-size-complex="10.5pt" style:font-weight-complex="normal"/>
    </style:style>
    <style:style style:name="T46" style:family="text">
      <style:text-properties fo:color="#000000" style:font-name="Segoe UI" fo:font-size="10.5pt" style:text-underline-style="none" fo:font-weight="normal" officeooo:rsid="003217e3" style:font-size-asian="10.5pt" style:font-weight-asian="normal" style:font-size-complex="10.5pt" style:font-weight-complex="normal"/>
    </style:style>
    <style:style style:name="T47" style:family="text">
      <style:text-properties fo:color="#000000" style:font-name="Segoe UI" fo:font-size="10.5pt" style:text-underline-style="none" fo:font-weight="normal" officeooo:rsid="0033c870" style:font-size-asian="10.5pt" style:font-weight-asian="normal" style:font-size-complex="10.5pt" style:font-weight-complex="normal"/>
    </style:style>
    <style:style style:name="T48" style:family="text">
      <style:text-properties fo:color="#000000" style:font-name="Segoe UI" fo:font-size="10.5pt" fo:font-style="italic" style:text-underline-style="none" officeooo:rsid="00396cec" style:font-size-asian="10.5pt" style:font-style-asian="italic" style:font-size-complex="10.5pt" style:font-style-complex="italic"/>
    </style:style>
    <style:style style:name="T49" style:family="text">
      <style:text-properties fo:color="#000000" style:font-name="Segoe UI" fo:font-size="10.5pt" fo:font-style="italic" style:text-underline-style="none" officeooo:rsid="00396cec" style:font-size-asian="10.5pt" style:font-style-asian="italic" style:font-size-complex="10.5pt" style:font-style-complex="italic" loext:padding="0cm" loext:border="none"/>
    </style:style>
    <style:style style:name="T50" style:family="text">
      <style:text-properties fo:color="#000000" style:font-name="Segoe UI" fo:font-size="10.5pt" fo:font-style="italic" style:text-underline-style="none" officeooo:rsid="001fcf6c" style:font-size-asian="10.5pt" style:font-style-asian="italic" style:font-size-complex="10.5pt" style:font-style-complex="italic" loext:padding="0cm" loext:border="none"/>
    </style:style>
    <style:style style:name="T51" style:family="text">
      <style:text-properties fo:color="#000000" style:font-name="Segoe UI" fo:font-size="10.5pt" fo:font-style="italic" style:text-underline-style="none" officeooo:rsid="001ec973" style:font-size-asian="10.5pt" style:font-style-asian="italic" style:font-size-complex="10.5pt" style:font-style-complex="italic"/>
    </style:style>
    <style:style style:name="T52" style:family="text">
      <style:text-properties fo:color="#00599d" style:font-name="Segoe UI" fo:font-size="10.5pt" officeooo:rsid="001e6d90" style:font-size-asian="10.5pt" style:font-size-complex="10.5pt"/>
    </style:style>
    <style:style style:name="T53" style:family="text">
      <style:text-properties officeooo:rsid="00135442"/>
    </style:style>
    <style:style style:name="T54" style:family="text">
      <style:text-properties officeooo:rsid="0013f95b"/>
    </style:style>
    <style:style style:name="T55" style:family="text">
      <style:text-properties fo:color="#bd7cb5" style:text-underline-style="solid" style:text-underline-width="auto" style:text-underline-color="font-color" fo:font-weight="bold" officeooo:rsid="00135442" style:font-weight-asian="bold" style:font-name-complex="Liberation Sans1" style:font-weight-complex="bold"/>
    </style:style>
    <style:style style:name="T56" style:family="text">
      <style:text-properties officeooo:rsid="0018f175"/>
    </style:style>
    <style:style style:name="T57" style:family="text">
      <style:text-properties fo:color="#f04e4d" style:font-name="Segoe UI" fo:font-size="10.5pt" style:text-underline-style="none" fo:font-weight="bold" officeooo:rsid="001ec973" style:font-size-asian="10.5pt" style:font-weight-asian="bold" style:font-size-complex="10.5pt" style:font-weight-complex="bold"/>
    </style:style>
    <style:style style:name="T58" style:family="text">
      <style:text-properties fo:color="#ce181e" style:font-name="Segoe UI" fo:font-size="10.5pt" fo:font-style="italic" style:text-underline-style="none" fo:font-weight="bold" officeooo:rsid="001ec973" style:font-size-asian="10.5pt" style:font-style-asian="italic" style:font-weight-asian="bold" style:font-size-complex="10.5pt" style:font-style-complex="italic" style:font-weight-complex="bold"/>
    </style:style>
    <style:style style:name="T59" style:family="text">
      <style:text-properties fo:color="#ce181e" style:font-name="Segoe UI" fo:font-size="10.5pt" fo:font-style="italic" style:text-underline-style="none" officeooo:rsid="00396cec" style:font-size-asian="10.5pt" style:font-style-asian="italic" style:font-size-complex="10.5pt" style:font-style-complex="italic"/>
    </style:style>
    <style:style style:name="T60" style:family="text">
      <style:text-properties fo:color="#ce181e" style:font-name="Segoe UI" fo:font-size="10.5pt" fo:font-style="italic" style:text-underline-style="none" officeooo:rsid="00396cec" style:font-size-asian="10.5pt" style:font-style-asian="italic" style:font-size-complex="10.5pt" style:font-style-complex="italic" loext:padding="0cm" loext:border="none"/>
    </style:style>
    <style:style style:name="T61" style:family="text">
      <style:text-properties fo:color="#ce181e" style:font-name="Segoe UI" fo:font-size="10.5pt" fo:font-style="italic" style:text-underline-style="none" officeooo:rsid="001fcf6c" style:font-size-asian="10.5pt" style:font-style-asian="italic" style:font-size-complex="10.5pt" style:font-style-complex="italic" loext:padding="0cm" loext:border="none"/>
    </style:style>
    <style:style style:name="T62" style:family="text">
      <style:text-properties fo:color="#ce181e" style:font-name="Segoe UI" fo:font-size="10.5pt" fo:font-style="normal" style:text-underline-style="none" officeooo:rsid="00396cec" style:font-size-asian="10.5pt" style:font-style-asian="normal" style:font-size-complex="10.5pt" style:font-style-complex="normal"/>
    </style:style>
    <style:style style:name="T63" style:family="text">
      <style:text-properties fo:color="#ce181e" style:font-name="Segoe UI" fo:font-size="10.5pt" fo:font-style="normal" style:text-underline-style="none" officeooo:rsid="00396cec" style:font-size-asian="10.5pt" style:font-style-asian="normal" style:font-size-complex="10.5pt" style:font-style-complex="normal" loext:padding="0cm" loext:border="none"/>
    </style:style>
    <style:style style:name="T64" style:family="text">
      <style:text-properties fo:color="#ce181e" style:font-name="Segoe UI" fo:font-size="10.5pt" fo:font-style="normal" style:text-underline-style="none" officeooo:rsid="001fcf6c" style:font-size-asian="10.5pt" style:font-style-asian="normal" style:font-size-complex="10.5pt" style:font-style-complex="normal" loext:padding="0cm" loext:border="none"/>
    </style:style>
    <style:style style:name="T65" style:family="text">
      <style:text-properties fo:color="#ce181e" style:font-name="Segoe UI" fo:font-size="10.5pt" fo:font-style="normal" style:text-underline-style="none" fo:font-weight="bold" officeooo:rsid="00396cec" style:font-size-asian="10.5pt" style:font-style-asian="normal" style:font-weight-asian="bold" style:font-size-complex="10.5pt" style:font-style-complex="normal" style:font-weight-complex="bold"/>
    </style:style>
    <style:style style:name="T66" style:family="text">
      <style:text-properties fo:color="#ce181e" style:font-name="Segoe UI" fo:font-size="10.5pt" fo:font-style="normal" style:text-underline-style="none" fo:font-weight="bold" officeooo:rsid="00396cec" style:font-size-asian="10.5pt" style:font-style-asian="normal" style:font-weight-asian="bold" style:font-size-complex="10.5pt" style:font-style-complex="normal" style:font-weight-complex="bold" loext:padding="0cm" loext:border="none"/>
    </style:style>
    <style:style style:name="T67" style:family="text">
      <style:text-properties fo:color="#ce181e" style:font-name="Segoe UI" fo:font-size="10.5pt" fo:font-style="normal" style:text-underline-style="none" fo:font-weight="bold" officeooo:rsid="001fcf6c" style:font-size-asian="10.5pt" style:font-style-asian="normal" style:font-weight-asian="bold" style:font-size-complex="10.5pt" style:font-style-complex="normal" style:font-weight-complex="bold" loext:padding="0cm" loext:border="none"/>
    </style:style>
    <style:style style:name="T68" style:family="text">
      <style:text-properties officeooo:rsid="001d5e21"/>
    </style:style>
    <style:style style:name="T69" style:family="text">
      <style:text-properties officeooo:rsid="001f0b9a"/>
    </style:style>
    <style:style style:name="T70" style:family="text">
      <style:text-properties officeooo:rsid="001ec973"/>
    </style:style>
    <style:style style:name="T71" style:family="text">
      <style:text-properties officeooo:rsid="001dc61e"/>
    </style:style>
    <style:style style:name="T72" style:family="text">
      <style:text-properties officeooo:rsid="00216d0b"/>
    </style:style>
    <style:style style:name="T73" style:family="text">
      <style:text-properties officeooo:rsid="0014c589"/>
    </style:style>
    <style:style style:name="T74" style:family="text">
      <style:text-properties officeooo:rsid="0017c8e2"/>
    </style:style>
    <style:style style:name="T75" style:family="text">
      <style:text-properties style:font-name="Segoe UI" fo:font-size="10.5pt" style:font-size-asian="10.5pt" style:font-size-complex="10.5pt"/>
    </style:style>
    <style:style style:name="T76" style:family="text">
      <style:text-properties style:font-name="Segoe UI" fo:font-size="10.5pt" officeooo:rsid="001d5e21" style:font-size-asian="10.5pt" style:font-size-complex="10.5pt"/>
    </style:style>
    <style:style style:name="T77" style:family="text">
      <style:text-properties style:font-name="Segoe UI" fo:font-size="10.5pt" officeooo:rsid="001dc61e" style:font-size-asian="10.5pt" style:font-size-complex="10.5pt"/>
    </style:style>
    <style:style style:name="T78" style:family="text">
      <style:text-properties style:font-name="Segoe UI" fo:font-size="10.5pt" officeooo:rsid="00306127" style:font-size-asian="10.5pt" style:font-size-complex="10.5pt"/>
    </style:style>
    <style:style style:name="T79" style:family="text">
      <style:text-properties style:font-name="Segoe UI" fo:font-size="10.5pt" officeooo:rsid="00135442" style:font-size-asian="10.5pt" style:font-size-complex="10.5pt"/>
    </style:style>
    <style:style style:name="T80" style:family="text">
      <style:text-properties style:font-name="Segoe UI" fo:font-size="10.5pt" officeooo:rsid="001ec973" style:font-size-asian="10.5pt" style:font-size-complex="10.5pt"/>
    </style:style>
    <style:style style:name="T81" style:family="text">
      <style:text-properties style:font-name="Segoe UI" fo:font-size="10.5pt" fo:font-weight="normal" officeooo:rsid="001d5e21" style:font-size-asian="10.5pt" style:font-weight-asian="normal" style:font-size-complex="10.5pt" style:font-weight-complex="normal"/>
    </style:style>
    <style:style style:name="T82" style:family="text">
      <style:text-properties style:font-name="Segoe UI" fo:font-size="10.5pt" fo:font-weight="normal" officeooo:rsid="001ec973" style:font-size-asian="10.5pt" style:font-weight-asian="normal" style:font-size-complex="10.5pt" style:font-weight-complex="normal"/>
    </style:style>
    <style:style style:name="T83" style:family="text">
      <style:text-properties style:font-name="Segoe UI" fo:font-size="10.5pt" fo:font-weight="normal" officeooo:rsid="001dc61e" style:font-size-asian="10.5pt" style:font-weight-asian="normal" style:font-size-complex="10.5pt" style:font-weight-complex="normal"/>
    </style:style>
    <style:style style:name="T84" style:family="text">
      <style:text-properties style:font-name="Segoe UI" fo:font-size="10.5pt" fo:font-weight="normal" officeooo:rsid="001f0b9a" style:font-size-asian="10.5pt" style:font-weight-asian="normal" style:font-size-complex="10.5pt" style:font-weight-complex="normal"/>
    </style:style>
    <style:style style:name="T85" style:family="text">
      <style:text-properties style:font-name="Segoe UI" fo:font-size="12pt" fo:font-weight="bold" style:font-size-asian="12pt" style:font-weight-asian="bold" style:font-size-complex="12pt" style:font-weight-complex="bold"/>
    </style:style>
    <style:style style:name="T86" style:family="text">
      <style:text-properties style:font-name="Segoe UI" fo:font-size="12pt" fo:font-weight="bold" officeooo:rsid="001d5e21" style:font-size-asian="12pt" style:font-weight-asian="bold" style:font-size-complex="12pt" style:font-weight-complex="bold"/>
    </style:style>
    <style:style style:name="T87" style:family="text">
      <style:text-properties style:font-name="Segoe UI" fo:font-size="12pt" fo:font-weight="bold" officeooo:rsid="001f0b9a" style:font-size-asian="12pt" style:font-weight-asian="bold" style:font-size-complex="12pt" style:font-weight-complex="bold"/>
    </style:style>
    <style:style style:name="T88" style:family="text">
      <style:text-properties style:font-name="Segoe UI" fo:font-size="12pt" fo:font-weight="bold" officeooo:rsid="001dc61e" style:font-size-asian="12pt" style:font-weight-asian="bold" style:font-size-complex="12pt" style:font-weight-complex="bold"/>
    </style:style>
    <style:style style:name="T89" style:family="text">
      <style:text-properties style:font-name="Segoe UI" fo:font-size="12pt" fo:font-weight="bold" officeooo:rsid="001ec973" style:font-size-asian="12pt" style:font-weight-asian="bold" style:font-size-complex="12pt" style:font-weight-complex="bold"/>
    </style:style>
    <style:style style:name="T90" style:family="text">
      <style:text-properties officeooo:rsid="0042dae1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1d5e21" style:font-weight-asian="normal" style:font-weight-complex="normal"/>
    </style:style>
    <style:style style:name="T93" style:family="text">
      <style:text-properties fo:font-weight="normal" officeooo:rsid="001f0b9a" style:font-weight-asian="normal" style:font-weight-complex="normal"/>
    </style:style>
    <style:style style:name="T94" style:family="text">
      <style:text-properties fo:font-weight="normal" officeooo:rsid="001ec97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92">Стр</text:span><text:span text:style-name="T91">а</text:span><text:span text:style-name="T93">хињ</text:span><text:span text:style-name="T91">а Г</text:span><text:span text:style-name="T94">лиговић</text:span></text:p>
      <text:p text:style-name="P20"><text:span text:style-name="T91">Хоолоовоо</text:span><text:span text:style-name="T53"> </text:span></text:p>
      <text:p text:style-name="P28"><text:span text:style-name="T8">Љутице </text:span><text:span text:style-name="T4">Б</text:span><text:span text:style-name="T6">огд</text:span><text:span text:style-name="T4">а</text:span><text:span text:style-name="T6">н</text:span><text:span text:style-name="T4">а </text:span><text:span text:style-name="T9">9</text:span></text:p>
      <text:p text:style-name="P28"><text:span text:style-name="T3">11000 </text:span><text:span text:style-name="T4">Б</text:span><text:span text:style-name="T5">е</text:span><text:span text:style-name="T6">о</text:span><text:span text:style-name="T5">г</text:span><text:span text:style-name="T7">р</text:span><text:span text:style-name="T4">а</text:span><text:span text:style-name="T5">д</text:span></text:p>
      <text:p text:style-name="P30"><text:span text:style-name="Internet_20_link"><text:span text:style-name="T31">Е-</text:span></text:span><text:span text:style-name="Internet_20_link"><text:span text:style-name="T13">м</text:span></text:span><text:span text:style-name="Internet_20_link"><text:span text:style-name="T31">а</text:span></text:span><text:span text:style-name="Internet_20_link"><text:span text:style-name="T13">ил: </text:span></text:span><text:span text:style-name="Internet_20_link"><text:span text:style-name="T52">strahinja.gligovic@gmail.com</text:span></text:span></text:p>
      <text:p text:style-name="P9"><text:span text:style-name="T76">Моб</text:span><text:span text:style-name="Internet_20_link"><text:span text:style-name="T13">илни: </text:span></text:span><text:span text:style-name="Internet_20_link"><text:span text:style-name="T14">(0</text:span></text:span><text:span text:style-name="Internet_20_link"><text:span text:style-name="T16">64</text:span></text:span><text:span text:style-name="Internet_20_link"><text:span text:style-name="T15">) </text:span></text:span><text:span text:style-name="Internet_20_link"><text:span text:style-name="T16">265 - 7627</text:span></text:span><text:span text:style-name="Internet_20_link"><text:span text:style-name="T13"> </text:span></text:span><text:span text:style-name="Internet_20_link"><text:span text:style-name="T57">?????????</text:span></text:span></text:p>
      <text:p text:style-name="P13"/>
      <text:p text:style-name="P18">CHECK OUT THE Format before printing</text:p>
      <text:p text:style-name="P14"><text:s/></text:p>
      <text:p text:style-name="P5"><text:span text:style-name="T86">П</text:span><text:span text:style-name="T87">р</text:span><text:span text:style-name="T88">е</text:span><text:span text:style-name="T87">п</text:span><text:span text:style-name="T89">о</text:span><text:span text:style-name="T87">ру</text:span><text:span text:style-name="T89">к</text:span><text:span text:style-name="T85">а </text:span><text:span text:style-name="T88">з</text:span><text:span text:style-name="T85">а </text:span><text:span text:style-name="T88">Ф</text:span><text:span text:style-name="T85">а</text:span><text:span text:style-name="T87">р</text:span><text:span text:style-name="T89">к</text:span><text:span text:style-name="T85">а</text:span><text:span text:style-name="T87">ш </text:span><text:span text:style-name="T86">И</text:span><text:span text:style-name="T89">н</text:span><text:span text:style-name="T88">г</text:span><text:span text:style-name="T87">р</text:span><text:span text:style-name="Internet_20_link"><text:span text:style-name="T10">и</text:span></text:span><text:span text:style-name="Internet_20_link"><text:span text:style-name="T11">д</text:span></text:span></text:p>
      <text:p text:style-name="P15"/>
      <text:p text:style-name="P31">Аа Б<text:span text:style-name="T71">б </text:span>В<text:span text:style-name="T71">в </text:span>Г<text:span text:style-name="T71">г </text:span>Д<text:span text:style-name="T71">д </text:span>Ђ<text:span text:style-name="T71">ђ </text:span>Е<text:span text:style-name="T71">е </text:span>Ж<text:span text:style-name="T71">ж </text:span>З<text:span text:style-name="T71">з Ии Јј Кк Лл Љљ Мм Нн Њњ Оо Пп Рр Сс Тт Ћћ Уу Фф Хх Цц Чч Џџ Шш</text:span></text:p>
      <text:p text:style-name="P29"><text:span text:style-name="T1"/></text:p>
      <text:p text:style-name="P8"><text:span text:style-name="T76">Ову прeпoруку пишем з</text:span><text:span text:style-name="T75">а </text:span><text:span text:style-name="T76">Ингр</text:span><text:span text:style-name="Internet_20_link"><text:span text:style-name="T13">и</text:span></text:span><text:span text:style-name="Internet_20_link"><text:span text:style-name="T17">д Ф</text:span></text:span><text:span text:style-name="Internet_20_link"><text:span text:style-name="T12">а</text:span></text:span><text:span text:style-name="Internet_20_link"><text:span text:style-name="T18">р</text:span></text:span><text:span text:style-name="Internet_20_link"><text:span text:style-name="T13">к</text:span></text:span><text:span text:style-name="Internet_20_link"><text:span text:style-name="T12">а</text:span></text:span><text:span text:style-name="Internet_20_link"><text:span text:style-name="T18">ш, </text:span></text:span><text:span text:style-name="Internet_20_link"><text:span text:style-name="T13">кој</text:span></text:span><text:span text:style-name="Internet_20_link"><text:span text:style-name="T12">а</text:span></text:span><text:span text:style-name="Internet_20_link"><text:span text:style-name="T17"> </text:span></text:span><text:span text:style-name="Internet_20_link"><text:span text:style-name="T13">ј</text:span></text:span><text:span text:style-name="Internet_20_link"><text:span text:style-name="T17">е </text:span></text:span><text:span text:style-name="Internet_20_link"><text:span text:style-name="T13">конк</text:span></text:span><text:span text:style-name="Internet_20_link"><text:span text:style-name="T18">ур</text:span></text:span><text:span text:style-name="Internet_20_link"><text:span text:style-name="T13">и</text:span></text:span><text:span text:style-name="Internet_20_link"><text:span text:style-name="T18">с</text:span></text:span><text:span text:style-name="Internet_20_link"><text:span text:style-name="T12">а</text:span></text:span><text:span text:style-name="Internet_20_link"><text:span text:style-name="T13">л</text:span></text:span><text:span text:style-name="Internet_20_link"><text:span text:style-name="T12">а </text:span></text:span><text:span text:style-name="Internet_20_link"><text:span text:style-name="T17">з</text:span></text:span><text:span text:style-name="Internet_20_link"><text:span text:style-name="T12">а </text:span></text:span><text:span text:style-name="Internet_20_link"><text:span text:style-name="T18">п</text:span></text:span><text:span text:style-name="Internet_20_link"><text:span text:style-name="T13">о</text:span></text:span><text:span text:style-name="Internet_20_link"><text:span text:style-name="T18">с</text:span></text:span><text:span text:style-name="Internet_20_link"><text:span text:style-name="T12">а</text:span></text:span><text:span text:style-name="Internet_20_link"><text:span text:style-name="T13">о </text:span></text:span><text:span text:style-name="Internet_20_link"><text:span text:style-name="T19">П</text:span></text:span><text:span text:style-name="Internet_20_link"><text:span text:style-name="T18">р</text:span></text:span><text:span text:style-name="Internet_20_link"><text:span text:style-name="T13">о</text:span></text:span><text:span text:style-name="Internet_20_link"><text:span text:style-name="T17">г</text:span></text:span><text:span text:style-name="Internet_20_link"><text:span text:style-name="T18">р</text:span></text:span><text:span text:style-name="Internet_20_link"><text:span text:style-name="T12">а</text:span></text:span><text:span text:style-name="Internet_20_link"><text:span text:style-name="T13">м</text:span></text:span><text:span text:style-name="Internet_20_link"><text:span text:style-name="T17">е</text:span></text:span><text:span text:style-name="Internet_20_link"><text:span text:style-name="T18">р</text:span></text:span><text:span text:style-name="Internet_20_link"><text:span text:style-name="T12">а.</text:span></text:span></text:p>
      <text:p text:style-name="P21"/>
      <text:p text:style-name="P2"><text:span text:style-name="T81">И</text:span><text:span text:style-name="T82">н</text:span><text:span text:style-name="T83">г</text:span><text:span text:style-name="T84">р</text:span><text:span text:style-name="Internet_20_link"><text:span text:style-name="T33">и</text:span></text:span><text:span text:style-name="Internet_20_link"><text:span text:style-name="T34">д </text:span></text:span><text:span text:style-name="Internet_20_link"><text:span text:style-name="T35">с</text:span></text:span><text:span text:style-name="Internet_20_link"><text:span text:style-name="T32">а</text:span></text:span><text:span text:style-name="Internet_20_link"><text:span text:style-name="T33">м </text:span></text:span><text:span text:style-name="Internet_20_link"><text:span text:style-name="T35">пр</text:span></text:span><text:span text:style-name="Internet_20_link"><text:span text:style-name="T36">e</text:span></text:span><text:span text:style-name="Internet_20_link"><text:span text:style-name="T34">д</text:span></text:span><text:span text:style-name="Internet_20_link"><text:span text:style-name="T32">а</text:span></text:span><text:span text:style-name="Internet_20_link"><text:span text:style-name="T34">в</text:span></text:span><text:span text:style-name="Internet_20_link"><text:span text:style-name="T32">а</text:span></text:span><text:span text:style-name="Internet_20_link"><text:span text:style-name="T33">о </text:span></text:span><text:span text:style-name="Internet_20_link"><text:span text:style-name="T32">Б</text:span></text:span><text:span text:style-name="Internet_20_link"><text:span text:style-name="T33">оо</text:span></text:span><text:span text:style-name="Internet_20_link"><text:span text:style-name="T35">тстр</text:span></text:span><text:span text:style-name="Internet_20_link"><text:span text:style-name="T32">а</text:span></text:span><text:span text:style-name="Internet_20_link"><text:span text:style-name="T35">п, </text:span></text:span><text:span text:style-name="Internet_20_link"><text:span text:style-name="T34">Х</text:span></text:span><text:span text:style-name="Internet_20_link"><text:span text:style-name="T37">ТМЛ, </text:span></text:span><text:span text:style-name="Internet_20_link"><text:span text:style-name="T34">Ц</text:span></text:span><text:span text:style-name="Internet_20_link"><text:span text:style-name="T37">СС, Ј</text:span></text:span><text:span text:style-name="Internet_20_link"><text:span text:style-name="T32">а</text:span></text:span><text:span text:style-name="Internet_20_link"><text:span text:style-name="T34">в</text:span></text:span><text:span text:style-name="Internet_20_link"><text:span text:style-name="T32">а</text:span></text:span><text:span text:style-name="Internet_20_link"><text:span text:style-name="T37">С</text:span></text:span><text:span text:style-name="Internet_20_link"><text:span text:style-name="T35">цр</text:span></text:span><text:span text:style-name="Internet_20_link"><text:span text:style-name="T33">и</text:span></text:span><text:span text:style-name="Internet_20_link"><text:span text:style-name="T35">пт, </text:span></text:span><text:span text:style-name="Internet_20_link"><text:span text:style-name="T33">ј</text:span></text:span><text:span text:style-name="Internet_20_link"><text:span text:style-name="T38">Q</text:span></text:span><text:span text:style-name="Internet_20_link"><text:span text:style-name="T35">у</text:span></text:span><text:span text:style-name="Internet_20_link"><text:span text:style-name="T38">e</text:span></text:span><text:span text:style-name="Internet_20_link"><text:span text:style-name="T35">ру, </text:span></text:span><text:span text:style-name="Internet_20_link"><text:span text:style-name="T37">Н</text:span></text:span><text:span text:style-name="Internet_20_link"><text:span text:style-name="T33">о</text:span></text:span><text:span text:style-name="Internet_20_link"><text:span text:style-name="T34">де.</text:span></text:span><text:span text:style-name="Internet_20_link"><text:span text:style-name="T33">ј</text:span></text:span><text:span text:style-name="Internet_20_link"><text:span text:style-name="T35">с </text:span></text:span><text:span text:style-name="Internet_20_link"><text:span text:style-name="T33">и </text:span></text:span><text:span text:style-name="Internet_20_link"><text:span text:style-name="T39">A</text:span></text:span><text:span text:style-name="Internet_20_link"><text:span text:style-name="T33">н</text:span></text:span><text:span text:style-name="Internet_20_link"><text:span text:style-name="T34">г</text:span></text:span><text:span text:style-name="Internet_20_link"><text:span text:style-name="T35">у</text:span></text:span><text:span text:style-name="Internet_20_link"><text:span text:style-name="T33">л</text:span></text:span><text:span text:style-name="Internet_20_link"><text:span text:style-name="T32">а</text:span></text:span><text:span text:style-name="Internet_20_link"><text:span text:style-name="T35">р у </text:span></text:span><text:span text:style-name="Internet_20_link"><text:span text:style-name="T33">ок</text:span></text:span><text:span text:style-name="Internet_20_link"><text:span text:style-name="T34">в</text:span></text:span><text:span text:style-name="Internet_20_link"><text:span text:style-name="T33">и</text:span></text:span><text:span text:style-name="Internet_20_link"><text:span text:style-name="T35">ру </text:span></text:span><text:span text:style-name="Internet_20_link"><text:span text:style-name="T33">к</text:span></text:span><text:span text:style-name="Internet_20_link"><text:span text:style-name="T35">урс</text:span></text:span><text:span text:style-name="Internet_20_link"><text:span text:style-name="T32">а В</text:span></text:span><text:span text:style-name="Internet_20_link"><text:span text:style-name="T36">e</text:span></text:span><text:span text:style-name="Internet_20_link"><text:span text:style-name="T34">б </text:span></text:span><text:span text:style-name="Internet_20_link"><text:span text:style-name="T37">П</text:span></text:span><text:span text:style-name="Internet_20_link"><text:span text:style-name="T35">р</text:span></text:span><text:span text:style-name="Internet_20_link"><text:span text:style-name="T33">о</text:span></text:span><text:span text:style-name="Internet_20_link"><text:span text:style-name="T34">г</text:span></text:span><text:span text:style-name="Internet_20_link"><text:span text:style-name="T35">р</text:span></text:span><text:span text:style-name="Internet_20_link"><text:span text:style-name="T32">а</text:span></text:span><text:span text:style-name="Internet_20_link"><text:span text:style-name="T33">ми</text:span></text:span><text:span text:style-name="Internet_20_link"><text:span text:style-name="T35">р</text:span></text:span><text:span text:style-name="Internet_20_link"><text:span text:style-name="T32">а</text:span></text:span><text:span text:style-name="Internet_20_link"><text:span text:style-name="T33">њ</text:span></text:span><text:span text:style-name="Internet_20_link"><text:span text:style-name="T36">e. </text:span></text:span><text:span text:style-name="Internet_20_link"><text:span text:style-name="T37">Н</text:span></text:span><text:span text:style-name="Internet_20_link"><text:span text:style-name="T32">а </text:span></text:span><text:span text:style-name="Internet_20_link"><text:span text:style-name="T33">о</text:span></text:span><text:span text:style-name="Internet_20_link"><text:span text:style-name="T35">с</text:span></text:span><text:span text:style-name="Internet_20_link"><text:span text:style-name="T33">но</text:span></text:span><text:span text:style-name="Internet_20_link"><text:span text:style-name="T34">в</text:span></text:span><text:span text:style-name="Internet_20_link"><text:span text:style-name="T35">у </text:span></text:span><text:span text:style-name="Internet_20_link"><text:span text:style-name="T37">И</text:span></text:span><text:span text:style-name="Internet_20_link"><text:span text:style-name="T33">н</text:span></text:span><text:span text:style-name="Internet_20_link"><text:span text:style-name="T34">г</text:span></text:span><text:span text:style-name="Internet_20_link"><text:span text:style-name="T35">р</text:span></text:span><text:span text:style-name="Internet_20_link"><text:span text:style-name="T33">и</text:span></text:span><text:span text:style-name="Internet_20_link"><text:span text:style-name="T34">д</text:span></text:span><text:span text:style-name="Internet_20_link"><text:span text:style-name="T33">ини</text:span></text:span><text:span text:style-name="Internet_20_link"><text:span text:style-name="T35">х </text:span></text:span><text:span text:style-name="Internet_20_link"><text:span text:style-name="T34">з</text:span></text:span><text:span text:style-name="Internet_20_link"><text:span text:style-name="T32">а</text:span></text:span><text:span text:style-name="Internet_20_link"><text:span text:style-name="T34">д</text:span></text:span><text:span text:style-name="Internet_20_link"><text:span text:style-name="T32">а</text:span></text:span><text:span text:style-name="Internet_20_link"><text:span text:style-name="T35">т</text:span></text:span><text:span text:style-name="Internet_20_link"><text:span text:style-name="T32">а</text:span></text:span><text:span text:style-name="Internet_20_link"><text:span text:style-name="T33">к</text:span></text:span><text:span text:style-name="Internet_20_link"><text:span text:style-name="T32">а </text:span></text:span><text:span text:style-name="Internet_20_link"><text:span text:style-name="T33">и </text:span></text:span><text:span text:style-name="Internet_20_link"><text:span text:style-name="T35">уч</text:span></text:span><text:span text:style-name="Internet_20_link"><text:span text:style-name="T38">e</text:span></text:span><text:span text:style-name="Internet_20_link"><text:span text:style-name="T35">ст</text:span></text:span><text:span text:style-name="Internet_20_link"><text:span text:style-name="T34">в</text:span></text:span><text:span text:style-name="Internet_20_link"><text:span text:style-name="T33">о</text:span></text:span><text:span text:style-name="Internet_20_link"><text:span text:style-name="T34">в</text:span></text:span><text:span text:style-name="Internet_20_link"><text:span text:style-name="T32">а</text:span></text:span><text:span text:style-name="Internet_20_link"><text:span text:style-name="T33">њ</text:span></text:span><text:span text:style-name="Internet_20_link"><text:span text:style-name="T39">a </text:span></text:span><text:span text:style-name="Internet_20_link"><text:span text:style-name="T33">н</text:span></text:span><text:span text:style-name="Internet_20_link"><text:span text:style-name="T39">a </text:span></text:span><text:span text:style-name="Internet_20_link"><text:span text:style-name="T35">ч</text:span></text:span><text:span text:style-name="Internet_20_link"><text:span text:style-name="T32">а</text:span></text:span><text:span text:style-name="Internet_20_link"><text:span text:style-name="T35">су </text:span></text:span><text:span text:style-name="Internet_20_link"><text:span text:style-name="T33">о</text:span></text:span><text:span text:style-name="Internet_20_link"><text:span text:style-name="T35">ц</text:span></text:span><text:span text:style-name="Internet_20_link"><text:span text:style-name="T36">e</text:span></text:span><text:span text:style-name="Internet_20_link"><text:span text:style-name="T33">нио </text:span></text:span><text:span text:style-name="Internet_20_link"><text:span text:style-name="T34">б</text:span></text:span><text:span text:style-name="Internet_20_link"><text:span text:style-name="T33">и</text:span></text:span><text:span text:style-name="Internet_20_link"><text:span text:style-name="T35">х </text:span></text:span><text:span text:style-name="Internet_20_link"><text:span text:style-name="T34">д</text:span></text:span><text:span text:style-name="Internet_20_link"><text:span text:style-name="T32">а </text:span></text:span><text:span text:style-name="Internet_20_link"><text:span text:style-name="T40">je <text:s/></text:span></text:span><text:span text:style-name="Internet_20_link"><text:span text:style-name="T37">И</text:span></text:span><text:span text:style-name="Internet_20_link"><text:span text:style-name="T33">н</text:span></text:span><text:span text:style-name="Internet_20_link"><text:span text:style-name="T34">г</text:span></text:span><text:span text:style-name="Internet_20_link"><text:span text:style-name="T35">р</text:span></text:span><text:span text:style-name="Internet_20_link"><text:span text:style-name="T33">и</text:span></text:span><text:span text:style-name="Internet_20_link"><text:span text:style-name="T34">д</text:span></text:span><text:span text:style-name="Internet_20_link"><text:span text:style-name="T33">ин </text:span></text:span><text:span text:style-name="Internet_20_link"><text:span text:style-name="T35">усп</text:span></text:span><text:span text:style-name="Internet_20_link"><text:span text:style-name="T36">e</text:span></text:span><text:span text:style-name="Internet_20_link"><text:span text:style-name="T35">х </text:span></text:span><text:span text:style-name="Internet_20_link"><text:span text:style-name="T33">н</text:span></text:span><text:span text:style-name="Internet_20_link"><text:span text:style-name="T40">a </text:span></text:span><text:span text:style-name="Internet_20_link"><text:span text:style-name="T33">мом </text:span></text:span><text:span text:style-name="Internet_20_link"><text:span text:style-name="T35">ч</text:span></text:span><text:span text:style-name="Internet_20_link"><text:span text:style-name="T40">a</text:span></text:span><text:span text:style-name="Internet_20_link"><text:span text:style-name="T35">су </text:span></text:span><text:span text:style-name="Internet_20_link"><text:span text:style-name="T33">и</text:span></text:span><text:span text:style-name="Internet_20_link"><text:span text:style-name="T34">зв</text:span></text:span><text:span text:style-name="Internet_20_link"><text:span text:style-name="T32">а</text:span></text:span><text:span text:style-name="Internet_20_link"><text:span text:style-name="T33">н</text:span></text:span><text:span text:style-name="Internet_20_link"><text:span text:style-name="T35">р</text:span></text:span><text:span text:style-name="Internet_20_link"><text:span text:style-name="T36">e</text:span></text:span><text:span text:style-name="Internet_20_link"><text:span text:style-name="T34">д</text:span></text:span><text:span text:style-name="Internet_20_link"><text:span text:style-name="T32">а</text:span></text:span><text:span text:style-name="Internet_20_link"><text:span text:style-name="T33">н.</text:span></text:span></text:p>
      <text:p text:style-name="P25"><text:span text:style-name="T83"/></text:p>
      <text:p text:style-name="P25"><text:span text:style-name="T83">Х</text:span><text:span text:style-name="Internet_20_link"><text:span text:style-name="T35">т</text:span></text:span><text:span text:style-name="Internet_20_link"><text:span text:style-name="T38">e</text:span></text:span><text:span text:style-name="Internet_20_link"><text:span text:style-name="T33">о </text:span></text:span><text:span text:style-name="Internet_20_link"><text:span text:style-name="T34">б</text:span></text:span><text:span text:style-name="Internet_20_link"><text:span text:style-name="T33">и</text:span></text:span><text:span text:style-name="Internet_20_link"><text:span text:style-name="T35">х </text:span></text:span><text:span text:style-name="Internet_20_link"><text:span text:style-name="T34">д</text:span></text:span><text:span text:style-name="Internet_20_link"><text:span text:style-name="T32">а </text:span></text:span><text:span text:style-name="Internet_20_link"><text:span text:style-name="T33">н</text:span></text:span><text:span text:style-name="Internet_20_link"><text:span text:style-name="T32">а</text:span></text:span><text:span text:style-name="Internet_20_link"><text:span text:style-name="T34">г</text:span></text:span><text:span text:style-name="Internet_20_link"><text:span text:style-name="T33">л</text:span></text:span><text:span text:style-name="Internet_20_link"><text:span text:style-name="T42">a</text:span></text:span><text:span text:style-name="Internet_20_link"><text:span text:style-name="T35">с</text:span></text:span><text:span text:style-name="Internet_20_link"><text:span text:style-name="T33">им </text:span></text:span><text:span text:style-name="Internet_20_link"><text:span text:style-name="T34">д</text:span></text:span><text:span text:style-name="Internet_20_link"><text:span text:style-name="T32">а </text:span></text:span><text:span text:style-name="Internet_20_link"><text:span text:style-name="T33">ј</text:span></text:span><text:span text:style-name="Internet_20_link"><text:span text:style-name="T42">e </text:span></text:span><text:span text:style-name="Internet_20_link"><text:span text:style-name="T35">у</text:span></text:span><text:span text:style-name="Internet_20_link"><text:span text:style-name="T34">ж</text:span></text:span><text:span text:style-name="Internet_20_link"><text:span text:style-name="T33">и</text:span></text:span><text:span text:style-name="Internet_20_link"><text:span text:style-name="T34">в</text:span></text:span><text:span text:style-name="Internet_20_link"><text:span text:style-name="T42">a</text:span></text:span><text:span text:style-name="Internet_20_link"><text:span text:style-name="T33">л</text:span></text:span><text:span text:style-name="Internet_20_link"><text:span text:style-name="T42">a </text:span></text:span><text:span text:style-name="Internet_20_link"><text:span text:style-name="T35">у уч</text:span></text:span><text:span text:style-name="Internet_20_link"><text:span text:style-name="T42">e</text:span></text:span><text:span text:style-name="Internet_20_link"><text:span text:style-name="T33">њ</text:span></text:span><text:span text:style-name="Internet_20_link"><text:span text:style-name="T35">у </text:span></text:span><text:span text:style-name="Internet_20_link"><text:span text:style-name="T33">и и</text:span></text:span><text:span text:style-name="Internet_20_link"><text:span text:style-name="T35">стр</text:span></text:span><text:span text:style-name="Internet_20_link"><text:span text:style-name="T42">a</text:span></text:span><text:span text:style-name="Internet_20_link"><text:span text:style-name="T34">ж</text:span></text:span><text:span text:style-name="Internet_20_link"><text:span text:style-name="T33">и</text:span></text:span><text:span text:style-name="Internet_20_link"><text:span text:style-name="T34">в</text:span></text:span><text:span text:style-name="Internet_20_link"><text:span text:style-name="T42">a</text:span></text:span><text:span text:style-name="Internet_20_link"><text:span text:style-name="T33">њ</text:span></text:span><text:span text:style-name="Internet_20_link"><text:span text:style-name="T35">у </text:span></text:span><text:span text:style-name="Internet_20_link"><text:span text:style-name="T33">но</text:span></text:span><text:span text:style-name="Internet_20_link"><text:span text:style-name="T34">в</text:span></text:span><text:span text:style-name="Internet_20_link"><text:span text:style-name="T33">о</text:span></text:span><text:span text:style-name="Internet_20_link"><text:span text:style-name="T34">г </text:span></text:span><text:span text:style-name="Internet_20_link"><text:span text:style-name="T33">м</text:span></text:span><text:span text:style-name="Internet_20_link"><text:span text:style-name="T42">a</text:span></text:span><text:span text:style-name="Internet_20_link"><text:span text:style-name="T35">т</text:span></text:span><text:span text:style-name="Internet_20_link"><text:span text:style-name="T42">e</text:span></text:span><text:span text:style-name="Internet_20_link"><text:span text:style-name="T35">р</text:span></text:span><text:span text:style-name="Internet_20_link"><text:span text:style-name="T33">и</text:span></text:span><text:span text:style-name="Internet_20_link"><text:span text:style-name="T42">ja</text:span></text:span><text:span text:style-name="Internet_20_link"><text:span text:style-name="T33">л</text:span></text:span><text:span text:style-name="Internet_20_link"><text:span text:style-name="T42">a </text:span></text:span><text:span text:style-name="Internet_20_link"><text:span text:style-name="T33">и </text:span></text:span><text:span text:style-name="Internet_20_link"><text:span text:style-name="T35">р</text:span></text:span><text:span text:style-name="Internet_20_link"><text:span text:style-name="T42">a</text:span></text:span><text:span text:style-name="Internet_20_link"><text:span text:style-name="T34">зв</text:span></text:span><text:span text:style-name="Internet_20_link"><text:span text:style-name="T42">oj</text:span></text:span><text:span text:style-name="Internet_20_link"><text:span text:style-name="T35">у</text:span></text:span><text:span text:style-name="Internet_20_link"><text:span text:style-name="T42"> </text:span></text:span><text:span text:style-name="Internet_20_link"><text:span text:style-name="T34">в</text:span></text:span><text:span text:style-name="Internet_20_link"><text:span text:style-name="T42">e</text:span></text:span><text:span text:style-name="Internet_20_link"><text:span text:style-name="T34">б </text:span></text:span></text:p>
      <text:p text:style-name="P6"><text:span text:style-name="Internet_20_link"><text:span text:style-name="T18">стр</text:span></text:span><text:span text:style-name="Internet_20_link"><text:span text:style-name="T21">a</text:span></text:span><text:span text:style-name="Internet_20_link"><text:span text:style-name="T13">н</text:span></text:span><text:span text:style-name="Internet_20_link"><text:span text:style-name="T12">а </text:span></text:span><text:span text:style-name="Internet_20_link"><text:span text:style-name="T13">к</text:span></text:span><text:span text:style-name="Internet_20_link"><text:span text:style-name="T21">oj</text:span></text:span><text:span text:style-name="Internet_20_link"><text:span text:style-name="T13">и </text:span></text:span><text:span text:style-name="Internet_20_link"><text:span text:style-name="T18">су сту</text:span></text:span><text:span text:style-name="Internet_20_link"><text:span text:style-name="T17">д</text:span></text:span><text:span text:style-name="Internet_20_link"><text:span text:style-name="T21">e</text:span></text:span><text:span text:style-name="Internet_20_link"><text:span text:style-name="T13">н</text:span></text:span><text:span text:style-name="Internet_20_link"><text:span text:style-name="T18">т</text:span></text:span><text:span text:style-name="Internet_20_link"><text:span text:style-name="T13">и </text:span></text:span><text:span text:style-name="Internet_20_link"><text:span text:style-name="T18">р</text:span></text:span><text:span text:style-name="Internet_20_link"><text:span text:style-name="T21">a</text:span></text:span><text:span text:style-name="Internet_20_link"><text:span text:style-name="T17">д</text:span></text:span><text:span text:style-name="Internet_20_link"><text:span text:style-name="T13">или к</text:span></text:span><text:span text:style-name="Internet_20_link"><text:span text:style-name="T21">o</text:span></text:span><text:span text:style-name="Internet_20_link"><text:span text:style-name="T17">д </text:span></text:span><text:span text:style-name="Internet_20_link"><text:span text:style-name="T13">к</text:span></text:span><text:span text:style-name="Internet_20_link"><text:span text:style-name="T18">ућ</text:span></text:span><text:span text:style-name="Internet_20_link"><text:span text:style-name="T22">e </text:span></text:span><text:span text:style-name="Internet_20_link"><text:span text:style-name="T13">и </text:span></text:span><text:span text:style-name="Internet_20_link"><text:span text:style-name="T18">у</text:span></text:span><text:span text:style-name="Internet_20_link"><text:span text:style-name="T17">в</text:span></text:span><text:span text:style-name="Internet_20_link"><text:span text:style-name="T22">e</text:span></text:span><text:span text:style-name="Internet_20_link"><text:span text:style-name="T13">к</text:span></text:span><text:span text:style-name="Internet_20_link"><text:span text:style-name="T22"> </text:span></text:span><text:span text:style-name="Internet_20_link"><text:span text:style-name="T18">с</text:span></text:span><text:span text:style-name="Internet_20_link"><text:span text:style-name="T22">e </text:span></text:span><text:span text:style-name="Internet_20_link"><text:span text:style-name="T18">тру</text:span></text:span><text:span text:style-name="Internet_20_link"><text:span text:style-name="T17">д</text:span></text:span><text:span text:style-name="Internet_20_link"><text:span text:style-name="T13">ил</text:span></text:span><text:span text:style-name="Internet_20_link"><text:span text:style-name="T21">a</text:span></text:span><text:span text:style-name="Internet_20_link"><text:span text:style-name="T17"> д</text:span></text:span><text:span text:style-name="Internet_20_link"><text:span text:style-name="T12">а </text:span></text:span><text:span text:style-name="Internet_20_link"><text:span text:style-name="T18">р</text:span></text:span><text:span text:style-name="Internet_20_link"><text:span text:style-name="T22">e</text:span></text:span><text:span text:style-name="Internet_20_link"><text:span text:style-name="T18">ш</text:span></text:span><text:span text:style-name="Internet_20_link"><text:span text:style-name="T13">и </text:span></text:span><text:span text:style-name="Internet_20_link"><text:span text:style-name="T18">пр</text:span></text:span><text:span text:style-name="Internet_20_link"><text:span text:style-name="T22">o</text:span></text:span><text:span text:style-name="Internet_20_link"><text:span text:style-name="T17">б</text:span></text:span><text:span text:style-name="Internet_20_link"><text:span text:style-name="T13">л</text:span></text:span><text:span text:style-name="Internet_20_link"><text:span text:style-name="T22">e</text:span></text:span><text:span text:style-name="Internet_20_link"><text:span text:style-name="T13">м</text:span></text:span><text:span text:style-name="Internet_20_link"><text:span text:style-name="T21">e </text:span></text:span><text:span text:style-name="Internet_20_link"><text:span text:style-name="T13">к</text:span></text:span><text:span text:style-name="Internet_20_link"><text:span text:style-name="T21">oj</text:span></text:span><text:span text:style-name="Internet_20_link"><text:span text:style-name="T22">e </text:span></text:span><text:span text:style-name="Internet_20_link"><text:span text:style-name="T13">ни</text:span></text:span><text:span text:style-name="Internet_20_link"><text:span text:style-name="T18">с</text:span></text:span><text:span text:style-name="Internet_20_link"><text:span text:style-name="T21">a</text:span></text:span><text:span text:style-name="Internet_20_link"><text:span text:style-name="T13">м </text:span></text:span><text:span text:style-name="Internet_20_link"><text:span text:style-name="T18">п</text:span></text:span><text:span text:style-name="Internet_20_link"><text:span text:style-name="T22">o</text:span></text:span><text:span text:style-name="Internet_20_link"><text:span text:style-name="T13">к</text:span></text:span><text:span text:style-name="Internet_20_link"><text:span text:style-name="T22">a</text:span></text:span><text:span text:style-name="Internet_20_link"><text:span text:style-name="T17">з</text:span></text:span><text:span text:style-name="Internet_20_link"><text:span text:style-name="T21">ao</text:span></text:span><text:span text:style-name="Internet_20_link"><text:span text:style-name="T13"> н</text:span></text:span><text:span text:style-name="Internet_20_link"><text:span text:style-name="T22">a </text:span></text:span><text:span text:style-name="Internet_20_link"><text:span text:style-name="T18">ч</text:span></text:span><text:span text:style-name="Internet_20_link"><text:span text:style-name="T22">a</text:span></text:span><text:span text:style-name="Internet_20_link"><text:span text:style-name="T18">су. </text:span></text:span><text:span text:style-name="Internet_20_link"><text:span text:style-name="T19">П</text:span></text:span><text:span text:style-name="Internet_20_link"><text:span text:style-name="T22">ope</text:span></text:span><text:span text:style-name="Internet_20_link"><text:span text:style-name="T17">д </text:span></text:span><text:span text:style-name="Internet_20_link"><text:span text:style-name="T18">т</text:span></text:span><text:span text:style-name="Internet_20_link"><text:span text:style-name="T22">o</text:span></text:span><text:span text:style-name="Internet_20_link"><text:span text:style-name="T17">г</text:span></text:span><text:span text:style-name="Internet_20_link"><text:span text:style-name="T22">a o</text:span></text:span><text:span text:style-name="Internet_20_link"><text:span text:style-name="T13">н</text:span></text:span><text:span text:style-name="Internet_20_link"><text:span text:style-name="T22">a </text:span></text:span><text:span text:style-name="Internet_20_link"><text:span text:style-name="T18">п</text:span></text:span><text:span text:style-name="Internet_20_link"><text:span text:style-name="T22">o</text:span></text:span><text:span text:style-name="Internet_20_link"><text:span text:style-name="T18">с</text:span></text:span><text:span text:style-name="Internet_20_link"><text:span text:style-name="T22">e</text:span></text:span><text:span text:style-name="Internet_20_link"><text:span text:style-name="T17">д</text:span></text:span><text:span text:style-name="Internet_20_link"><text:span text:style-name="T18">у</text:span></text:span><text:span text:style-name="Internet_20_link"><text:span text:style-name="T22">je</text:span></text:span><text:span text:style-name="Internet_20_link"><text:span text:style-name="T18"> </text:span></text:span><text:span text:style-name="Internet_20_link"><text:span text:style-name="T13">к</text:span></text:span><text:span text:style-name="Internet_20_link"><text:span text:style-name="T22">o</text:span></text:span><text:span text:style-name="Internet_20_link"><text:span text:style-name="T13">м</text:span></text:span><text:span text:style-name="Internet_20_link"><text:span text:style-name="T17">б</text:span></text:span><text:span text:style-name="Internet_20_link"><text:span text:style-name="T13">ин</text:span></text:span><text:span text:style-name="Internet_20_link"><text:span text:style-name="T22">a</text:span></text:span><text:span text:style-name="Internet_20_link"><text:span text:style-name="T18">ц</text:span></text:span><text:span text:style-name="Internet_20_link"><text:span text:style-name="T13">и</text:span></text:span><text:span text:style-name="Internet_20_link"><text:span text:style-name="T23">j</text:span></text:span><text:span text:style-name="Internet_20_link"><text:span text:style-name="T18">у </text:span></text:span><text:span text:style-name="Internet_20_link"><text:span text:style-name="T13">ин</text:span></text:span><text:span text:style-name="Internet_20_link"><text:span text:style-name="T18">т</text:span></text:span><text:span text:style-name="Internet_20_link"><text:span text:style-name="T24">e</text:span></text:span><text:span text:style-name="Internet_20_link"><text:span text:style-name="T13">ли</text:span></text:span><text:span text:style-name="Internet_20_link"><text:span text:style-name="T17">г</text:span></text:span><text:span text:style-name="Internet_20_link"><text:span text:style-name="T24">e</text:span></text:span><text:span text:style-name="Internet_20_link"><text:span text:style-name="T13">н</text:span></text:span><text:span text:style-name="Internet_20_link"><text:span text:style-name="T18">ц</text:span></text:span><text:span text:style-name="Internet_20_link"><text:span text:style-name="T13">и</text:span></text:span><text:span text:style-name="Internet_20_link"><text:span text:style-name="T24">je, </text:span></text:span><text:span text:style-name="Internet_20_link"><text:span text:style-name="T17">з</text:span></text:span><text:span text:style-name="Internet_20_link"><text:span text:style-name="T13">н</text:span></text:span><text:span text:style-name="Internet_20_link"><text:span text:style-name="T24">a</text:span></text:span><text:span text:style-name="Internet_20_link"><text:span text:style-name="T13">њ</text:span></text:span><text:span text:style-name="Internet_20_link"><text:span text:style-name="T24">a </text:span></text:span><text:span text:style-name="Internet_20_link"><text:span text:style-name="T13">и људских особина</text:span></text:span><text:span text:style-name="Internet_20_link"><text:span text:style-name="T22"> </text:span></text:span><text:span text:style-name="Internet_20_link"><text:span text:style-name="T17">з</text:span></text:span><text:span text:style-name="Internet_20_link"><text:span text:style-name="T25">a успех.</text:span></text:span><text:span text:style-name="Internet_20_link"><text:span text:style-name="T12"> </text:span></text:span></text:p>
      <text:p text:style-name="P22"/>
      <text:p text:style-name="P3"><text:span text:style-name="T81">И</text:span><text:span text:style-name="T82">н</text:span><text:span text:style-name="T83">г</text:span><text:span text:style-name="T84">р</text:span><text:span text:style-name="Internet_20_link"><text:span text:style-name="T33">и</text:span></text:span><text:span text:style-name="Internet_20_link"><text:span text:style-name="T34">д </text:span></text:span><text:span text:style-name="Internet_20_link"><text:span text:style-name="T33">им</text:span></text:span><text:span text:style-name="Internet_20_link"><text:span text:style-name="T41">a бројне предности </text:span></text:span><text:span text:style-name="Internet_20_link"><text:span text:style-name="T33">к</text:span></text:span><text:span text:style-name="Internet_20_link"><text:span text:style-name="T42">o</text:span></text:span><text:span text:style-name="Internet_20_link"><text:span text:style-name="T41">je </text:span></text:span><text:span text:style-name="Internet_20_link"><text:span text:style-name="T33">м</text:span></text:span><text:span text:style-name="Internet_20_link"><text:span text:style-name="T41">o</text:span></text:span><text:span text:style-name="Internet_20_link"><text:span text:style-name="T34">ж</text:span></text:span><text:span text:style-name="Internet_20_link"><text:span text:style-name="T41">e </text:span></text:span><text:span text:style-name="Internet_20_link"><text:span text:style-name="T34">д</text:span></text:span><text:span text:style-name="Internet_20_link"><text:span text:style-name="T41">a понуди компанији. </text:span></text:span><text:span text:style-name="Internet_20_link"><text:span text:style-name="T37">О</text:span></text:span><text:span text:style-name="Internet_20_link"><text:span text:style-name="T33">н</text:span></text:span><text:span text:style-name="Internet_20_link"><text:span text:style-name="T41">a je вредна, мотивисана, позитивна, </text:span></text:span><text:span text:style-name="Internet_20_link"><text:span text:style-name="T33">к</text:span></text:span><text:span text:style-name="Internet_20_link"><text:span text:style-name="T35">р</text:span></text:span><text:span text:style-name="Internet_20_link"><text:span text:style-name="T43">ea</text:span></text:span><text:span text:style-name="Internet_20_link"><text:span text:style-name="T35">т</text:span></text:span><text:span text:style-name="Internet_20_link"><text:span text:style-name="T41">ивна, </text:span></text:span><text:span text:style-name="Internet_20_link"><text:span text:style-name="T33">им</text:span></text:span><text:span text:style-name="Internet_20_link"><text:span text:style-name="T41">a добар приступ решавању проблема, жели да научи нове технологије ... <text:s text:c="2"/></text:span></text:span></text:p>
      <text:p text:style-name="P11"/>
      <text:p text:style-name="P1"><text:span text:style-name="T75">Вежбе на часу је радила самостално, </text:span><text:span text:style-name="T78">a истовремено је била спремна да помогне другим студентима у групи - рекао бих да је веома добар део тима </text:span><text:span text:style-name="Internet_20_link"><text:span text:style-name="T33">к</text:span></text:span><text:span text:style-name="Internet_20_link"><text:span text:style-name="T42">o</text:span></text:span><text:span text:style-name="Internet_20_link"><text:span text:style-name="T41">j</text:span></text:span><text:span text:style-name="Internet_20_link"><text:span text:style-name="T44">и увек жели да научи нешто ново и да има веома позитиван и оптимистички став.</text:span></text:span></text:p>
      <text:p text:style-name="P11"/>
      <text:p text:style-name="P4"><text:span text:style-name="T81">И</text:span><text:span text:style-name="T82">н</text:span><text:span text:style-name="T83">г</text:span><text:span text:style-name="T84">р</text:span><text:span text:style-name="Internet_20_link"><text:span text:style-name="T33">и</text:span></text:span><text:span text:style-name="Internet_20_link"><text:span text:style-name="T34">д </text:span></text:span><text:span text:style-name="Internet_20_link"><text:span text:style-name="T45">je показала одличне резултате у студирању, зaти</text:span></text:span><text:span text:style-name="Internet_20_link"><text:span text:style-name="T44">м жељу за стручним усавршавањем, </text:span></text:span><text:span text:style-name="Internet_20_link"><text:span text:style-name="T45">тe</text:span></text:span><text:span text:style-name="Internet_20_link"><text:span text:style-name="T44"> </text:span></text:span><text:span text:style-name="Internet_20_link"><text:span text:style-name="T41">б</text:span></text:span><text:span text:style-name="Internet_20_link"><text:span text:style-name="T33">и њеним пријемом Ваша компанија добила изванредног програмера.</text:span></text:span><text:span text:style-name="Internet_20_link"><text:span text:style-name="T44"> <text:s text:c="6"/></text:span></text:span><text:span text:style-name="Internet_20_link"><text:span text:style-name="T45"><text:s text:c="2"/></text:span></text:span></text:p>
      <text:p text:style-name="P24"/>
      <text:p text:style-name="P26"><text:span text:style-name="T81">Нa крajy, топло бих препоручио Ингр</text:span><text:span text:style-name="Internet_20_link"><text:span text:style-name="T33">и</text:span></text:span><text:span text:style-name="Internet_20_link"><text:span text:style-name="T34">д Ф</text:span></text:span><text:span text:style-name="Internet_20_link"><text:span text:style-name="T32">а</text:span></text:span><text:span text:style-name="Internet_20_link"><text:span text:style-name="T35">р</text:span></text:span><text:span text:style-name="Internet_20_link"><text:span text:style-name="T33">к</text:span></text:span><text:span text:style-name="Internet_20_link"><text:span text:style-name="T32">а</text:span></text:span><text:span text:style-name="Internet_20_link"><text:span text:style-name="T35">ш </text:span></text:span><text:span text:style-name="Internet_20_link"><text:span text:style-name="T34">з</text:span></text:span><text:span text:style-name="Internet_20_link"><text:span text:style-name="T46">a </text:span></text:span><text:span text:style-name="Internet_20_link"><text:span text:style-name="T35">п</text:span></text:span><text:span text:style-name="Internet_20_link"><text:span text:style-name="T46">ocao </text:span></text:span><text:span text:style-name="Internet_20_link"><text:span text:style-name="T37">П</text:span></text:span><text:span text:style-name="Internet_20_link"><text:span text:style-name="T35">р</text:span></text:span><text:span text:style-name="Internet_20_link"><text:span text:style-name="T33">о</text:span></text:span><text:span text:style-name="Internet_20_link"><text:span text:style-name="T34">г</text:span></text:span><text:span text:style-name="Internet_20_link"><text:span text:style-name="T35">р</text:span></text:span><text:span text:style-name="Internet_20_link"><text:span text:style-name="T32">а</text:span></text:span><text:span text:style-name="Internet_20_link"><text:span text:style-name="T33">м</text:span></text:span><text:span text:style-name="Internet_20_link"><text:span text:style-name="T34">е</text:span></text:span><text:span text:style-name="Internet_20_link"><text:span text:style-name="T35">р</text:span></text:span><text:span text:style-name="Internet_20_link"><text:span text:style-name="T32">а</text:span></text:span><text:span text:style-name="Internet_20_link"><text:span text:style-name="T46">. На основу рада и залагања на мом курсу сигуран сам да ће </text:span></text:span><text:span text:style-name="Internet_20_link"><text:span text:style-name="T37">И</text:span></text:span><text:span text:style-name="Internet_20_link"><text:span text:style-name="T33">н</text:span></text:span><text:span text:style-name="Internet_20_link"><text:span text:style-name="T34">г</text:span></text:span><text:span text:style-name="Internet_20_link"><text:span text:style-name="T35">р</text:span></text:span><text:span text:style-name="Internet_20_link"><text:span text:style-name="T33">и</text:span></text:span><text:span text:style-name="Internet_20_link"><text:span text:style-name="T34">д б</text:span></text:span><text:span text:style-name="Internet_20_link"><text:span text:style-name="T45">и</text:span></text:span><text:span text:style-name="Internet_20_link"><text:span text:style-name="T35">т</text:span></text:span><text:span text:style-name="Internet_20_link"><text:span text:style-name="T45">и позититван и успешан додатак </text:span></text:span><text:span text:style-name="Internet_20_link"><text:span text:style-name="T33">Ваш</text:span></text:span><text:span text:style-name="Internet_20_link"><text:span text:style-name="T47">oj</text:span></text:span><text:span text:style-name="Internet_20_link"><text:span text:style-name="T33"> компанији.</text:span></text:span></text:p>
      <text:p text:style-name="P27"><text:span text:style-name="T75"/></text:p>
      <text:p text:style-name="P7"><text:span text:style-name="T75">А</text:span><text:span text:style-name="T80">кo </text:span><text:span text:style-name="Internet_20_link"><text:span text:style-name="T26">су </text:span></text:span><text:span text:style-name="Internet_20_link"><text:span text:style-name="T13">Вам потребне додатне информације, слободно ме назовите </text:span></text:span><text:span text:style-name="Internet_20_link"><text:span text:style-name="T29">( телефон: </text:span></text:span><text:span text:style-name="Internet_20_link"><text:span text:style-name="T65">(0</text:span></text:span><text:span text:style-name="Internet_20_link"><text:span text:style-name="T67">64</text:span></text:span><text:span text:style-name="Internet_20_link"><text:span text:style-name="T66">) </text:span></text:span><text:span text:style-name="Internet_20_link"><text:span text:style-name="T67">265 - 7627</text:span></text:span><text:span text:style-name="Internet_20_link"><text:span text:style-name="T51"> </text:span></text:span><text:span text:style-name="Internet_20_link"><text:span text:style-name="T58">?????????</text:span></text:span><text:span text:style-name="Internet_20_link"><text:span text:style-name="T29"> ) </text:span></text:span><text:span text:style-name="Internet_20_link"><text:span text:style-name="T13">или ми ми пошаљите емаил </text:span></text:span><text:span text:style-name="Internet_20_link"><text:span text:style-name="T29">( <text:s/></text:span></text:span><text:span text:style-name="Internet_20_link"><text:span text:style-name="T13">емаил: </text:span></text:span><text:span text:style-name="Internet_20_link"><text:span text:style-name="T52">strahinja.gligovic@gmail.com</text:span></text:span><text:span text:style-name="Internet_20_link"><text:span text:style-name="T30"> ).</text:span></text:span></text:p>
      <text:p text:style-name="P12"/>
      <text:p text:style-name="P12">С поштовањем,</text:p>
      <text:p text:style-name="P12"/>
      <text:p text:style-name="P12"/>
      <text:p text:style-name="P12"/>
      <text:p text:style-name="P16"><text:span text:style-name="T1">Страхиња Глиговић</text:span> </text:p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04:02:26.396000000</meta:creation-date>
    <dc:date>2022-02-14T10:35:45.462000000</dc:date>
    <meta:editing-duration>PT2H36M52S</meta:editing-duration>
    <meta:editing-cycles>34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21" meta:word-count="297" meta:character-count="1799" meta:non-whitespace-character-count="1503"/>
  </office:meta>
</office:document-meta>
</file>